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3_20-45-2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3_23-24-28_000.jpg</text:p>
          </table:table-cell>
          <table:table-cell table:style-name="ce22" office:value-type="string">
            <text:p>:m :? 1*1 / 白菜：陰干し：どうなる || :m :? 1*1 / 白菜：陰干し：どうなる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3]=&quot;&quot;;[.C3];CONCATENATE([.C3];&quot; / &quot;;[.E3]))" office:value-type="string" office:string-value=":m :? 1*1 / 白菜：陰干し：どうなる || :m :? 1*1 / 白菜：陰干し：どうなる">
            <text:p>:m :? 1*1 / 白菜：陰干し：どうなる || :m :? 1*1 / 白菜：陰干し：どうな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3_23-30-46_000.jpg</text:p>
          </table:table-cell>
          <table:table-cell table:style-name="ce19" office:value-type="string">
            <text:p>:m 記録 / お酒</text:p>
          </table:table-cell>
          <table:table-cell table:style-name="ce3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4]=&quot;&quot;;[.C4];CONCATENATE([.C4];&quot; / &quot;;[.E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3_23-42-58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5]=&quot;&quot;;[.C5];CONCATENATE([.C5];&quot; / &quot;;[.E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4_00-02-30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4_00-28-52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4_00-41-21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/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4_01-21-12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4_03-07-02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4_03-08-21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3_22-06-31_000.mid</text:p>
          </table:table-cell>
          <table:table-cell table:style-name="ce8" office:value-type="string">
            <text:p>:in-mid / app=perfect-piano / 演奏、play / id-2020-0923-1 / category=melody,inst=piano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12]=&quot;&quot;;[.C12];CONCATENATE([.C12];&quot; / &quot;;[.E12]))" office:value-type="string" office:string-value=":in-mid / app=perfect-piano / 演奏、play / id-2020-0923-1 / category=melody,inst=piano,for=~">
            <text:p>:in-mid / app=perfect-piano / 演奏、play / id-2020-0923-1 / category=melody,inst=piano,for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4_10-25-45_000.mp4</text:p>
          </table:table-cell>
          <table:table-cell table:style-name="ce8" office:value-type="string">
            <text:p>:VIDEO / @自宅 / 体操 / ダンス、dance-original / d-2020-0924-1 / id=12-2.n,for=2-types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VIDEO / @自宅 / 体操 / ダンス、dance-original / d-2020-0924-1 / id=12-2.n,for=2-types">
            <text:p>:VIDEO / @自宅 / 体操 / ダンス、dance-original / d-2020-0924-1 / id=12-2.n,for=2-types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9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2020/09/24</text:date>, <text:time>11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4T11:03:47.42</dc:date>
    <dc:creator>iwabuchi ken</dc:creator>
    <meta:editing-duration>P25DT22H26M14S</meta:editing-duration>
    <meta:editing-cycles>9779</meta:editing-cycles>
    <meta:document-statistic meta:table-count="1" meta:cell-count="447" meta:object-count="0"/>
  </office:meta>
</office:document-meta>
</file>